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624be" officeooo:paragraph-rsid="001624be" fo:background-color="transparent"/>
    </style:style>
    <style:style style:name="P6" style:family="paragraph" style:parent-style-name="Standard">
      <style:paragraph-properties fo:text-align="start" style:justify-single-word="false"/>
      <style:text-properties officeooo:rsid="001624be" officeooo:paragraph-rsid="002148ea" fo:background-color="transparent"/>
    </style:style>
    <style:style style:name="P7" style:family="paragraph" style:parent-style-name="Standard">
      <style:paragraph-properties fo:text-align="start" style:justify-single-word="false"/>
      <style:text-properties officeooo:rsid="001624be" officeooo:paragraph-rsid="002254b0" fo:background-color="transparent"/>
    </style:style>
    <style:style style:name="P8" style:family="paragraph" style:parent-style-name="Standard">
      <style:paragraph-properties fo:text-align="start" style:justify-single-word="false"/>
      <style:text-properties officeooo:rsid="001624be" officeooo:paragraph-rsid="002aade4" fo:background-color="transparent"/>
    </style:style>
    <style:style style:name="P9" style:family="paragraph" style:parent-style-name="Standard">
      <style:paragraph-properties fo:text-align="start" style:justify-single-word="false"/>
      <style:text-properties officeooo:rsid="0017f6a8" officeooo:paragraph-rsid="0017f6a8" fo:background-color="transparent"/>
    </style:style>
    <style:style style:name="P10" style:family="paragraph" style:parent-style-name="Standard">
      <style:paragraph-properties fo:text-align="start" style:justify-single-word="false"/>
      <style:text-properties officeooo:rsid="001c4d04" officeooo:paragraph-rsid="001c4d04" fo:background-color="transparent"/>
    </style:style>
    <style:style style:name="P11" style:family="paragraph" style:parent-style-name="Standard">
      <style:paragraph-properties fo:text-align="start" style:justify-single-word="false"/>
      <style:text-properties officeooo:rsid="001c4d04" officeooo:paragraph-rsid="003e4092" fo:background-color="transparent"/>
    </style:style>
    <style:style style:name="P12" style:family="paragraph" style:parent-style-name="Standard">
      <style:paragraph-properties fo:text-align="start" style:justify-single-word="false"/>
      <style:text-properties officeooo:rsid="00249d46" officeooo:paragraph-rsid="00249d46" fo:background-color="transparent"/>
    </style:style>
    <style:style style:name="P13" style:family="paragraph" style:parent-style-name="Standard">
      <style:paragraph-properties fo:text-align="start" style:justify-single-word="false"/>
      <style:text-properties officeooo:rsid="002605f8" officeooo:paragraph-rsid="001c4d04" fo:background-color="transparent"/>
    </style:style>
    <style:style style:name="P14" style:family="paragraph" style:parent-style-name="Standard">
      <style:paragraph-properties fo:text-align="start" style:justify-single-word="false"/>
      <style:text-properties officeooo:rsid="002d8f69" officeooo:paragraph-rsid="0038433c" fo:background-color="transparent"/>
    </style:style>
    <style:style style:name="P15" style:family="paragraph" style:parent-style-name="Standard">
      <style:paragraph-properties fo:text-align="start" style:justify-single-word="false"/>
      <style:text-properties officeooo:rsid="002d8f69" officeooo:paragraph-rsid="002d8f69" fo:background-color="transparent"/>
    </style:style>
    <style:style style:name="P16" style:family="paragraph" style:parent-style-name="Standard">
      <style:paragraph-properties fo:text-align="start" style:justify-single-word="false"/>
      <style:text-properties officeooo:rsid="0034692a" officeooo:paragraph-rsid="0034692a" fo:background-color="transparent"/>
    </style:style>
    <style:style style:name="P17" style:family="paragraph" style:parent-style-name="Standard">
      <style:paragraph-properties fo:text-align="start" style:justify-single-word="false"/>
      <style:text-properties officeooo:rsid="0010d1f0" officeooo:paragraph-rsid="000cd561" fo:background-color="#ff6600"/>
    </style:style>
    <style:style style:name="P18" style:family="paragraph" style:parent-style-name="Standard">
      <style:paragraph-properties fo:text-align="start" style:justify-single-word="false"/>
      <style:text-properties officeooo:rsid="0010d1f0" officeooo:paragraph-rsid="000cdf9b" fo:background-color="#ff6600"/>
    </style:style>
    <style:style style:name="P19" style:family="paragraph" style:parent-style-name="Standard">
      <style:paragraph-properties fo:text-align="start" style:justify-single-word="false"/>
      <style:text-properties officeooo:rsid="0014c4e8" officeooo:paragraph-rsid="0014c4e8"/>
    </style:style>
    <style:style style:name="P20" style:family="paragraph" style:parent-style-name="Standard">
      <style:paragraph-properties fo:text-align="start" style:justify-single-word="false"/>
      <style:text-properties officeooo:paragraph-rsid="002254b0"/>
    </style:style>
    <style:style style:name="P21" style:family="paragraph" style:parent-style-name="Standard">
      <style:paragraph-properties fo:text-align="start" style:justify-single-word="false"/>
      <style:text-properties officeooo:rsid="00396d4d" officeooo:paragraph-rsid="00396d4d" fo:background-color="#ffff99"/>
    </style:style>
    <style:style style:name="P22" style:family="paragraph" style:parent-style-name="Standard">
      <style:paragraph-properties fo:text-align="start" style:justify-single-word="false"/>
      <style:text-properties officeooo:rsid="003fe32c" officeooo:paragraph-rsid="003fe32c" fo:background-color="#ffff99"/>
    </style:style>
    <style:style style:name="P23" style:family="paragraph" style:parent-style-name="Standard">
      <style:paragraph-properties fo:text-align="start" style:justify-single-word="false"/>
      <style:text-properties officeooo:rsid="003a8203" officeooo:paragraph-rsid="003a8203" fo:background-color="#ffff99"/>
    </style:style>
    <style:style style:name="P24" style:family="paragraph" style:parent-style-name="Standard">
      <style:paragraph-properties fo:text-align="start" style:justify-single-word="false"/>
      <style:text-properties officeooo:rsid="00421de7" officeooo:paragraph-rsid="00421de7" fo:background-color="#ffff99"/>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2148ea" fo:background-color="transparent" loext:char-shading-value="0"/>
    </style:style>
    <style:style style:name="T4" style:family="text">
      <style:text-properties officeooo:rsid="0016a66d" fo:background-color="transparent" loext:char-shading-value="0"/>
    </style:style>
    <style:style style:name="T5" style:family="text">
      <style:text-properties officeooo:rsid="000dcf2f"/>
    </style:style>
    <style:style style:name="T6" style:family="text">
      <style:text-properties fo:background-color="#ffffff" loext:char-shading-value="0"/>
    </style:style>
    <style:style style:name="T7" style:family="text">
      <style:text-properties officeooo:rsid="000dcf2f" fo:background-color="#ffffff" loext:char-shading-value="0"/>
    </style:style>
    <style:style style:name="T8" style:family="text">
      <style:text-properties officeooo:rsid="0010d1f0" fo:background-color="#ffffff" loext:char-shading-value="0"/>
    </style:style>
    <style:style style:name="T9" style:family="text">
      <style:text-properties officeooo:rsid="0013f03c" fo:background-color="#ffffff" loext:char-shading-value="0"/>
    </style:style>
    <style:style style:name="T10" style:family="text">
      <style:text-properties officeooo:rsid="0014c4e8" fo:background-color="#ffffff" loext:char-shading-value="0"/>
    </style:style>
    <style:style style:name="T11" style:family="text">
      <style:text-properties officeooo:rsid="002605f8" fo:background-color="#ffffff" loext:char-shading-value="0"/>
    </style:style>
    <style:style style:name="T12" style:family="text">
      <style:text-properties officeooo:rsid="002f6d74" fo:background-color="#ffffff" loext:char-shading-value="0"/>
    </style:style>
    <style:style style:name="T13" style:family="text">
      <style:text-properties officeooo:rsid="00312951" fo:background-color="#ffffff" loext:char-shading-value="0"/>
    </style:style>
    <style:style style:name="T14" style:family="text">
      <style:text-properties officeooo:rsid="0031e19b" fo:background-color="#ffffff" loext:char-shading-value="0"/>
    </style:style>
    <style:style style:name="T15" style:family="text">
      <style:text-properties officeooo:rsid="002aade4" fo:background-color="#ffffff" loext:char-shading-value="0"/>
    </style:style>
    <style:style style:name="T16" style:family="text">
      <style:text-properties officeooo:rsid="003422a9" fo:background-color="#ffffff" loext:char-shading-value="0"/>
    </style:style>
    <style:style style:name="T17" style:family="text">
      <style:text-properties officeooo:rsid="0010d1f0"/>
    </style:style>
    <style:style style:name="T18" style:family="text">
      <style:text-properties officeooo:rsid="0011c2a5"/>
    </style:style>
    <style:style style:name="T19" style:family="text">
      <style:text-properties officeooo:rsid="0013f03c"/>
    </style:style>
    <style:style style:name="T20" style:family="text">
      <style:text-properties officeooo:rsid="000cdf9b"/>
    </style:style>
    <style:style style:name="T21" style:family="text">
      <style:text-properties officeooo:rsid="0016a66d"/>
    </style:style>
    <style:style style:name="T22" style:family="text">
      <style:text-properties officeooo:rsid="00199588"/>
    </style:style>
    <style:style style:name="T23" style:family="text">
      <style:text-properties officeooo:rsid="001c4d04"/>
    </style:style>
    <style:style style:name="T24" style:family="text">
      <style:text-properties officeooo:rsid="001cde06"/>
    </style:style>
    <style:style style:name="T25" style:family="text">
      <style:text-properties officeooo:rsid="002148ea"/>
    </style:style>
    <style:style style:name="T26" style:family="text">
      <style:text-properties officeooo:rsid="00238a0e"/>
    </style:style>
    <style:style style:name="T27" style:family="text">
      <style:text-properties fo:background-color="#00ffff" loext:char-shading-value="0"/>
    </style:style>
    <style:style style:name="T28" style:family="text">
      <style:text-properties officeooo:rsid="0016a66d" fo:background-color="#00ffff" loext:char-shading-value="0"/>
    </style:style>
    <style:style style:name="T29" style:family="text">
      <style:text-properties officeooo:rsid="00325585" fo:background-color="#00ffff" loext:char-shading-value="0"/>
    </style:style>
    <style:style style:name="T30" style:family="text">
      <style:text-properties fo:background-color="#66cc00" loext:char-shading-value="0"/>
    </style:style>
    <style:style style:name="T31" style:family="text">
      <style:text-properties officeooo:rsid="001624be" fo:background-color="#66cc00" loext:char-shading-value="0"/>
    </style:style>
    <style:style style:name="T32" style:family="text">
      <style:text-properties officeooo:rsid="002148ea" fo:background-color="#66cc00" loext:char-shading-value="0"/>
    </style:style>
    <style:style style:name="T33" style:family="text">
      <style:text-properties officeooo:rsid="0016a66d" fo:background-color="#66cc00" loext:char-shading-value="0"/>
    </style:style>
    <style:style style:name="T34" style:family="text">
      <style:text-properties officeooo:rsid="00238a0e" fo:background-color="#66cc00" loext:char-shading-value="0"/>
    </style:style>
    <style:style style:name="T35" style:family="text">
      <style:text-properties officeooo:rsid="002b7e94"/>
    </style:style>
    <style:style style:name="T36" style:family="text">
      <style:text-properties fo:font-weight="bold" officeooo:rsid="002aade4" fo:background-color="#ffffff" loext:char-shading-value="0" style:font-weight-asian="bold" style:font-weight-complex="bold"/>
    </style:style>
    <style:style style:name="T37" style:family="text">
      <style:text-properties officeooo:rsid="002db01e"/>
    </style:style>
    <style:style style:name="T38" style:family="text">
      <style:text-properties officeooo:rsid="00312951"/>
    </style:style>
    <style:style style:name="T39" style:family="text">
      <style:text-properties officeooo:rsid="002750e9" fo:background-color="#ffff99" loext:char-shading-value="0"/>
    </style:style>
    <style:style style:name="T40" style:family="text">
      <style:text-properties officeooo:rsid="003422a9"/>
    </style:style>
    <style:style style:name="T41" style:family="text">
      <style:text-properties officeooo:rsid="002750e9"/>
    </style:style>
    <style:style style:name="T42" style:family="text">
      <style:text-properties officeooo:rsid="0038433c"/>
    </style:style>
    <style:style style:name="T43" style:family="text">
      <style:text-properties officeooo:rsid="003c6900"/>
    </style:style>
    <style:style style:name="T44" style:family="text">
      <style:text-properties officeooo:rsid="003e4092"/>
    </style:style>
    <style:style style:name="T45" style:family="text">
      <style:text-properties officeooo:rsid="003fe3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19">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17">r</text:span> une partie. L’UDP va servir à la connexion, le TCP au échanges nécessaires pour le jeu.</text:p>
      <text:p text:style-name="P2"><text:tab/>- 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19">on fait</text:span> une copie locale du poisson sur le client . <text:span text:style-name="T19">Il</text:span> re<text:span text:style-name="T19">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20">Ça limite la quantité d’info envoyé à chaque fois.</text:span></text:p>
      <text:p text:style-name="P17"/>
      <text:p text:style-name="P3"><text:tab/>- Lorsque le joueur pose sa <text:span text:style-name="T6">ligne, </text:span><text:span text:style-name="T10">le client</text:span><text:span text:style-name="T6"> envoie la position au serveur, qui l’indique alors dans sa grille→</text:span><text:span text:style-name="T10"> Le serveur</text:span><text:span text:style-name="T8"> le met sur la grille et le thread poisson gère les </text:span><text:span text:style-name="T10">réactions</text:span><text:span text:style-name="T8"> du poisson en vérifiant ce qui se trouve autour de lui, par exemple au moment de se </text:span><text:span text:style-name="T10">déplacer,</text:span><text:span text:style-name="T8"> il regarde toutes les directions pour savoir si il y a une canne pas loin. </text:span><text:span text:style-name="T6"><text:s/>Un</text:span> « chrono » se met en place, et si le joueur relève sa ligne avant la fin du chrono <text:span text:style-name="T37">et gère lui même le fruit de sa pêche</text:span>, un point et la valeur du poisson en poireaus <text:span text:style-name="T37">ou un pneu, ou un requin</text:span>. <text:span text:style-name="T37">Il envoie la relève de sa ligne au serveur, qui</text:span> déclenche alors un événement dans la zone de 3x3, <text:span text:style-name="T37">et</text:span> fait <text:span text:style-name="T18">fuir</text:span> les poissons dans cette zone pendant 5 tours.</text:p>
      <text:p text:style-name="P3"><text:tab/>- Comment gérer<text:span text:style-name="T6"> les tours </text:span><text:span text:style-name="T8">? </text:span><text:span text:style-name="T9">Un tour dure 3 secondes, ils ne sont utilisés que pour bloquer un joueur (1 tour) et garder les poissons en mode fuite (5 tours). </text:span><text:span text:style-name="T12">Les tours sont </text:span><text:span text:style-name="T13">indépendant</text:span><text:span text:style-name="T12"> des serveurs et des différents tours → chacun gère ses tours.</text:span></text:p>
      <text:p text:style-name="P18"/>
      <text:p text:style-name="P18"/>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38">L</text:span><text:span text:style-name="T7">e client sait que c’est un pneu qu’il pêche . </text:span><text:span text:style-name="T13">Ê</text:span><text:span text:style-name="T7">tre bloqué, c’est le joueur qui le gère. </text:span><text:span text:style-name="T13">Il met ensuite au courant </text:span><text:span text:style-name="T5">le serveur pour qu’il enlève le pneu.</text:span><text:span text:style-name="T7"> </text:span><text:span text:style-name="T13">Plus tard on pourra donner l’info</text:span><text:span text:style-name="T7"> « J1 est bloqué parce qu’il a pêché un pneu ! ») → <text:s/>Le joueur gère l</text:span><text:span text:style-name="T14">e bloquage, </text:span><text:span text:style-name="T7">il a un chrono a lui : en temps normal il doit y avoir 3 secondes entre chaque d</text:span><text:span text:style-name="T11">é</text:span><text:span text:style-name="T7">placement de ligne donc s’il tombe sur un pneu il augmente son chrono de 3 secondes.</text:span></text:p>
      <text:p text:style-name="P3"><text:tab/>-Dynamite : <text:span text:style-name="T5">Même problème que pour le pneu, mais le serveur doit de toute façon être informé pour casser la ligne adverse, arrêter le mode furtif, faire gagner les poissons → <text:s/>idem que pour le pneu, le joueur transmet au serveur ce qu’il a fait pour que le serveur mette à jour la carte.</text:span></text:p>
      <text:p text:style-name="P3"><text:tab/>-Requin : <text:span text:style-name="T5">Est ce que le client sait direct qu’il pêche un requin → <text:s/>Même comportement que la dynamite et le pne</text:span><text:span text:style-name="T7">u.</text:span></text:p>
      <text:p text:style-name="P3"><text:tab/>-<text:span text:style-name="T5">Fin du jeu : dès qu’un joueur a 15 points, le client associé envoie le message au serveur, la part</text:span><text:span text:style-name="T7">ie se termine, tous les objets sont détruits et les threads sont arrêtés</text:span></text:p>
      <text:p text:style-name="P3"><text:tab/>- <text:span text:style-name="T5">En cas de déconnexion, la partie prend fin</text:span></text:p>
      <text:p text:style-name="P3"><text:tab/>- <text:span text:style-name="T41">Il faudra faire en sorte que les connexions UDP soient en parallèle des connexions TCP et en parallèle des parties jouées. On donne un nombre maximum de parties qui peuvent être jouées en même temps (exemple : 5 parties et 10 clients max). Le serveur doit pouvoir être capable de : d’exécuter des parties, recevoir des nouvelles connexions en UDP et recevoir des connexion en TCP tout le temps. → Le programme principal (main) s’occupe des connexions UDP, pour mettre </text:span><text:soft-page-break/><text:span text:style-name="T41">ensemble deux joueurs et leur envoyer un numéro de port TCP et leur numéro de partie. Un thread associé à ce port crée la socket TCP et attend les deux joueurs. Dès qu’il les a tous les deux, il crée la partie et leur envoie les informations. </text:span><text:span text:style-name="T39">Si la connexion se rompt avec n’importe lequel des joueurs, la partie se termine avec un code d’erreur dans le message.</text:span></text:p>
      <text:p text:style-name="P3"/>
      <text:p text:style-name="P3"/>
      <text:p text:style-name="P5">Structures nécessaires : Messages</text:p>
      <text:p text:style-name="P8">Client vers serveur : <text:span text:style-name="T27">CS </text:span>; </text:p>
      <text:p text:style-name="P8">Serveur vers Client : <text:span text:style-name="T30">SC </text:span>;</text:p>
      <text:p text:style-name="P7"><text:tab/>- Connexion Client au serveur (UDP)<text:span text:style-name="T27"> CS</text:span> : <text:span text:style-name="T21">Type message, adresse, pid</text:span></text:p>
      <text:p text:style-name="P7"><text:tab/>-Connexion Client au serveur (TCP)<text:span text:style-name="T27"> CS</text:span> : <text:span text:style-name="T21">Type message, adresse, pid</text:span></text:p>
      <text:p text:style-name="P7"><text:tab/>-Informations TCP <text:span text:style-name="T30">SC </text:span>: <text:span text:style-name="T21">Type message, adresse, idJoueur</text:span></text:p>
      <text:p text:style-name="P20"><text:span text:style-name="T2"><text:tab/>-Création poisson </text:span><text:span text:style-name="T31">SC </text:span><text:span text:style-name="T2">: </text:span><text:span text:style-name="T4">Type message, </text:span><text:span text:style-name="T3">objet, position, id poisson</text:span></text:p>
      <text:p text:style-name="P7"><text:tab/>-<text:span text:style-name="T25">Fin Poisson </text:span><text:span text:style-name="T32">SC </text:span><text:span text:style-name="T25">: Type message, position, id poisson</text:span></text:p>
      <text:p text:style-name="P7"><text:tab/>-Mouvement poisson <text:span text:style-name="T30">SC </text:span>: <text:span text:style-name="T21">Type message, position, idpoisson</text:span></text:p>
      <text:p text:style-name="P7"><text:tab/>-Pose de ligne <text:span text:style-name="T27">CS</text:span>: <text:span text:style-name="T21">Type message, </text:span>p<text:span text:style-name="T25">osition, idJoueur</text:span></text:p>
      <text:p text:style-name="P7"><text:tab/>-<text:span text:style-name="T43">Autorisation ou non de la pose de ligne : Type de message, code OK ou KO</text:span></text:p>
      <text:p text:style-name="P7"><text:tab/>-Relevé de ligne <text:span text:style-name="T27">CS </text:span>: <text:span text:style-name="T21">Type message, </text:span>p<text:span text:style-name="T25">osition, idJoueur</text:span></text:p>
      <text:p text:style-name="P7"><text:tab/>-Résultat de la pêche (pneu, poisson, requin, dynamite) <text:span text:style-name="T29">CS</text:span><text:span text:style-name="T27"> </text:span>: <text:span text:style-name="T21">Type message, objet</text:span></text:p>
      <text:p text:style-name="P7"><text:tab/>-Passage en mode furtif <text:span text:style-name="T27">CS</text:span>: <text:span text:style-name="T21">Type message, idJoueur</text:span></text:p>
      <text:p text:style-name="P6"><text:tab/>-Fin du mode furif <text:span text:style-name="T27">C</text:span><text:span text:style-name="T29">S</text:span><text:span text:style-name="T27"> </text:span>: <text:s/><text:span text:style-name="T21">Type message</text:span></text:p>
      <text:p text:style-name="P5"><text:tab/>-<text:span text:style-name="T21">Partie gagnée </text:span><text:span text:style-name="T28">CS </text:span><text:span text:style-name="T21">: Type message, idJoueur</text:span></text:p>
      <text:p text:style-name="P5"><text:tab/>-<text:span text:style-name="T21">Fin du jeu </text:span><text:span text:style-name="T33">SC </text:span><text:span text:style-name="T21">: Type message</text:span></text:p>
      <text:p text:style-name="P5"><text:tab/>-<text:span text:style-name="T26">Info du jeu </text:span><text:span text:style-name="T34">SC </text:span><text:span text:style-name="T26">: Type message, grille</text:span></text:p>
      <text:p text:style-name="P5"/>
      <text:p text:style-name="P9">Structures nécessaires : Elements du jeu</text:p>
      <text:p text:style-name="P9"><text:tab/>-case → objet <text:span text:style-name="T22">ou vide(→ bleu)</text:span></text:p>
      <text:p text:style-name="P9">Objets</text:p>
      <text:p text:style-name="P9"><text:tab/>-Poisson → thread <text:span text:style-name="T23">poisson</text:span>, type</text:p>
      <text:p text:style-name="P9"><text:tab/>-Dynamite → id du joueur</text:p>
      <text:p text:style-name="P9"><text:tab/>-Requin → id joueur, type aléatoire</text:p>
      <text:p text:style-name="P9"><text:tab/>-Pneu → id joueur</text:p>
      <text:p text:style-name="P9"><text:tab/>-Ligne → id joueur, <text:span text:style-name="T40">positio</text:span><text:span text:style-name="T16">n </text:span></text:p>
      <text:p text:style-name="P9"/>
      <text:p text:style-name="P10">Thread nécessaires :</text:p>
      <text:p text:style-name="P10"><text:tab/>Poisson</text:p>
      <text:p text:style-name="P10"><text:tab/><text:span text:style-name="T16">(</text:span><text:span text:style-name="T6">Requin </text:span><text:span text:style-name="T16">)-&gt;</text:span><text:span text:style-name="T6"> </text:span><text:span text:style-name="T15"><text:s/>un poisson qui </text:span><text:span text:style-name="T16">rapporte</text:span><text:span text:style-name="T15"> </text:span><text:span text:style-name="T36">-</text:span><text:span text:style-name="T15">1 point et </text:span><text:span text:style-name="T36">-</text:span><text:span text:style-name="T15">100 poireaus</text:span></text:p>
      <text:p text:style-name="P11"><text:span text:style-name="T6"><text:tab/>Partie (gérer f</text:span>in du jeu) <text:span text:style-name="T44">&lt;=&gt; Réception des messages TCP</text:span></text:p>
      <text:p text:style-name="P10"><text:tab/><text:span text:style-name="T24">Affichage (chez le client)</text:span></text:p>
      <text:p text:style-name="P13"><text:tab/></text:p>
      <text:p text:style-name="P10"/>
      <text:p text:style-name="P12">Ajouts optionnelles : on affiche au fur et à mesure ce qui se passe (« J2 a pêché un pneu ! », « J1 gagne un point et 300 poireaus ! »), on fait un vrai début de partie (l’étang s’affiche, les poissons bougent, puis « 3… 2… 1… Pêchez! », et à ce moment on pêche), affichage de pseudo au lieu de J1 et J2</text:p>
      <text:p text:style-name="P12"/>
      <text:p text:style-name="P12">/*<text:span text:style-name="T35">On peut faire cet affichage pour debugger au debut</text:span>*/</text:p>
      <text:p text:style-name="P12"/>
      <text:p text:style-name="P14">Le serveur va : créer une partie, gérer les échanges d’informations, faire bouger les poissons, <text:span text:style-name="T40">gérer la fin de partie, </text:span>gérer la pose de lign<text:span text:style-name="T42">e (autorisation)</text:span></text:p>
      <text:p text:style-name="P15">Le client va : gérer la pose et remontée de ligne, gérer le blocage en cas de dynamite ou remontée de ligne, gérer ses points, gérer le fruit de sa pêche </text:p>
      <text:p text:style-name="P15"><text:soft-page-break/>Exemple : un poisson est créé par le serveur, qui indique au deux joueurs que le poisson 5 a été créé en position x y. Les clients copient cette information localement. Le serveur va faire bouger l’ensemble des poissons et envoyer les nouvelles positions à chaque tour. Quand le joueur pêche un poisson, son programme lui rajoute le bon nombre de points et de poireaux et le bloque pendant 3 sec. S’il pose une dynamite, il envoie la position au serveur. Le serveur tue alors les poissons dans la zone et informe le joueur adverse de la destruction de sa ligne s’il était dans la zone. Si le joueur adverse était en mode furtif, il gère lui même l’arrêt du mode furtif.</text:p>
      <text:p text:style-name="P15"/>
      <text:p text:style-name="P16">Pour la connexion en TCP, on va utiliser un sémaphore (un tableau de 5 sémaphores, un pour chaque partie/socket TCP possible) pour éviter que le client ne se connecte au serveur TCP avant que celui ci ne soit créé.</text:p>
      <text:p text:style-name="P16"/>
      <text:p text:style-name="P21">Pour gérer la synchronisation pour la pose de la ligne, lorsque le joueur pose sa ligne, un message est envoyé au serveur avec la position souhaitée de la ligne. Le serveur regarde alors si la case est libre, et envoie une réponse positive ou négative au joueur. Si la réponse est négative, le joueur choisit un autre endroit pour poser sa ligne (sans être bloqué pendant un tour). <text:span text:style-name="T45">Quand le serveur reçoit la position de la ligne, s’il y a des poissons à côté, l’un d’eux est attrapé et est alors bloqué par le serveur.</text:span></text:p>
      <text:p text:style-name="P21"/>
      <text:p text:style-name="P22">?? FAUT-IL VRAIMENT QUE CE SOIT LE JOUEUR QUI GÈRE LA POSE ET RELÈVE DE LIGNE ??</text:p>
      <text:p text:style-name="P21"/>
      <text:p text:style-name="P23">Pour gérer le nombre maximum de poissons, on peut définir un nombre maximum de poissons commun à tous types d’étang, ou un pourcentage du nombre de cases (exemple : étang de hauteur 40 et de largeur 30 → 120 cases, avec un ratio de 20 %, on aurait 24 poissons maximum)</text:p>
      <text:p text:style-name="P23"/>
      <text:p text:style-name="P24">Comment gérer l’affichage chez le joueur ? Il doit recevoir au fur et à mesure les positions des poissons (→ vont pas tous bouger au même rythme), le thread affichage est activé à chaque réception de poissons (pthread_cond), il faudra donc le faire une fois par t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37:52.308047481</meta:creation-date>
    <meta:editing-duration>PT5H4M6S</meta:editing-duration>
    <meta:editing-cycles>25</meta:editing-cycles>
    <meta:generator>LibreOffice/5.1.6.2$Linux_X86_64 LibreOffice_project/10m0$Build-2</meta:generator>
    <dc:date>2020-04-02T11:39:09.338526822</dc:date>
    <meta:document-statistic meta:table-count="0" meta:image-count="0" meta:object-count="0" meta:page-count="3" meta:paragraph-count="57" meta:word-count="1529" meta:character-count="8274" meta:non-whitespace-character-count="6753"/>
  </office:meta>
</office:document-meta>
</file>